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start" style:justify-single-word="false"/>
      <style:text-properties fo:font-size="16pt" style:text-underline-style="none" style:font-size-asian="14pt" style:font-size-complex="16pt"/>
    </style:style>
    <style:style style:name="P4" style:family="paragraph" style:parent-style-name="Standard">
      <style:paragraph-properties fo:text-align="center" style:justify-single-word="false"/>
      <style:text-properties fo:font-size="26pt" style:text-underline-style="solid" style:text-underline-width="auto" style:text-underline-color="font-color" style:font-size-asian="26pt" style:font-size-complex="26pt"/>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text-align="center" style:justify-single-word="false" fo:break-before="pag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center" style:justify-single-word="false" fo:break-before="page"/>
      <style:text-properties fo:font-size="26pt" style:text-underline-style="solid" style:text-underline-width="auto" style:text-underline-color="font-color" style:font-size-asian="26pt" style:font-size-complex="26pt"/>
    </style:style>
    <style:style style:name="T1" style:family="text">
      <style:text-properties fo:font-size="26pt" style:text-underline-style="solid" style:text-underline-width="auto" style:text-underline-color="font-color" style:font-size-asian="26pt" style:font-size-complex="26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njamin BURNOUF</text:p>
      <text:p text:style-name="P2">Maxime DOUYLLIEZ<text:line-break/>Jérôme GARCIA</text:p>
      <text:p text:style-name="P2"/>
      <text:p text:style-name="Standard"/>
      <text:p text:style-name="P1"/>
      <text:p text:style-name="P1"><draw:frame draw:style-name="fr1" draw:name="images1" text:anchor-type="as-char" svg:width="13.293cm" svg:height="4.583cm" draw:z-index="0"><draw:image xlink:href="http://math.univ-lille1.fr/%7Ecempi/images/logo_ustl_01.png" xlink:type="simple" xlink:show="embed" xlink:actuate="onLoad"/></draw:frame></text:p>
      <text:p text:style-name="P1"><text:span text:style-name="T1"/></text:p>
      <text:p text:style-name="P1"><text:span text:style-name="T1"/></text:p>
      <text:p text:style-name="P1"><text:span text:style-name="T1"/></text:p>
      <text:p text:style-name="P1"><text:span text:style-name="T1">Rapport sur le métier de consultant de sécurité</text:span></text:p>
      <text:p text:style-name="P1"/>
      <text:p text:style-name="P1"/>
      <text:p text:style-name="P1"/>
      <text:p text:style-name="P1"/>
      <text:p text:style-name="P1"/>
      <text:p text:style-name="P7">Sommaire</text:p>
      <text:p text:style-name="P4"/>
      <text:p text:style-name="P4"/>
      <text:p text:style-name="P4"/>
      <text:p text:style-name="P4"/>
      <text:p text:style-name="P4"/>
      <text:p text:style-name="P4"/>
      <text:p text:style-name="P3">Le métier d'un point de vue extérieur ......................................................... 1</text:p>
      <text:p text:style-name="P3"/>
      <text:p text:style-name="P3"/>
      <text:p text:style-name="P3"/>
      <text:p text:style-name="P3"/>
      <text:p text:style-name="P3">Le métier vue par un professionnel ............................................................ 2</text:p>
      <text:p text:style-name="P3"/>
      <text:p text:style-name="P3"/>
      <text:p text:style-name="P3"/>
      <text:p text:style-name="P3"/>
      <text:p text:style-name="P3">Les différences notable entre ces deux points de vue ................................. 3</text:p>
      <text:p text:style-name="P6">Le métier d'un point de vue extérieur</text:p>
      <text:p text:style-name="Standard"/>
      <text:p text:style-name="Standard">Traquer les points faibles :</text:p>
      <text:p text:style-name="Standard"><text:tab/>Pendant l'audit, l'expert en sécurité informatique étudie le système d'information dans sa globalité. Puis tente de le pénétrer afin de dévoiler ses points faibles afin de proposer une solution optimale (la protection contre les attaques, mais aussi la confidentialité). </text:p>
      <text:p text:style-name="Standard"></text:p>
      <text:p text:style-name="Standard"></text:p>
      <text:p text:style-name="Standard">Protéger les informations :</text:p>
      <text:p text:style-name="Standard"><text:tab/>En s'appuyant sur la culture de l'entreprise , le consultant en sécurité va proposer une série de solution pour augmenter la sécurité du système d'information, notamment en cryptant certaines informations. Dans certains cas il s'agit simplement de changer le type de clé de cryptage pour la connexion internet et d'instaurer un protocole de changement régulier de mots de passe des utilisateurs du système.</text:p>
      <text:p text:style-name="Standard"/>
      <text:p text:style-name="Standard"></text:p>
      <text:p text:style-name="Standard">Salaire du débutant :</text:p>
      <text:p text:style-name="Standard"><text:tab/>En moyenne 2800 euros brut par mois (source "01 Informatique"), soit 33 600€ par an.</text:p>
      <text:p text:style-name="Standard"></text:p>
      <text:p text:style-name="Standard">Formation :</text:p>
      <text:p text:style-name="Standard"><text:tab/>BAC +5 </text:p>
      <text:p text:style-name="Standard">Exemples: </text:p>
      <text:p text:style-name="Standard">Expert en ingénierie informatique (EFFICOM-Lille)</text:p>
      <text:p text:style-name="Standard">Diplôme d'ingénieur de l'Institut Mines-Télécom - Télécom ParisTech</text:p>
      <text:p text:style-name="Standard">Diplôme d'ingénieur de l'Ecole nationale supérieure d'ingénieurs de Caen spécialité informatique</text:p>
      <text:p text:style-name="Standard">Expert en technologies de l'information (EPITECH)</text:p>
      <text:p text:style-name="Standard"></text:p>
      <text:p text:style-name="Standard">Compétences requises :</text:p>
      <text:p text:style-name="Standard"></text:p>
      <text:p text:style-name="Standard">- Des connaissances à jour</text:p>
      <text:p text:style-name="Standard"><text:tab/>Cette activité demande de solides connaissances techniques dans le développement système, l'administration de réseaux et les normes de sécurité de ceux ci. Ce professionnel effectue une veille technologique. </text:p>
      <text:p text:style-name="Standard"></text:p>
      <text:p text:style-name="Standard">- Une vision d'ensemble</text:p>
      <text:p text:style-name="Standard"><text:tab/>Pour obtenir une sécurité optimale des systèmes de l'entreprise, il doit avoir une vision globale des systèmes d'informations et des processus, ainsi que des profils des utilisateurs (internes ou externes). Il doit également effectuer une veille technologique permanente pour pouvoir anticiper et posséder un certain recul sur son travail.</text:p>
      <text:p text:style-name="Standard"></text:p>
      <text:p text:style-name="Standard">- Dynamisme et diplomatie</text:p>
      <text:p text:style-name="Standard"><text:tab/>Le consultant en sécurité informatique est un fin pédagogue qui sait expliquer a ses utilisateurs la raison des contraintes qui leurs sont imposées. C'est en partie durant les réunions qu'il forme les utilisateurs et c'est pour cela qu'il doit être bon en gestion de projet et en communication. Il doit être au plus proche des utilisateurs pour assurer la bonne application de ses consignes.</text:p>
      <text:p text:style-name="P5"/>
      <text:p text:style-name="P6">Le métier vue par un professionnel</text:p>
      <text:p text:style-name="Standard"/>
      <text:p text:style-name="Standard"/>
      <text:p text:style-name="Standard">Consultant sécurité (aDvens) :</text:p>
      <text:p text:style-name="Standard">description du métier :</text:p>
      <text:p text:style-name="Standard">Un consultant en sécurité accompagne ses clients afin de sécuriser leurs données (protection</text:p>
      <text:p text:style-name="Standard">contre les attaques, aide pour configurer l'antivirus, firewall, etc...).</text:p>
      <text:p text:style-name="Standard">Il accompagne la société en fonction de ses besoins, pour cela il doit être à l'écoute de celle-ci.</text:p>
      <text:p text:style-name="Standard">Ensuite il va analyser et identifier le type de données et repérer les failles présentes.</text:p>
      <text:p text:style-name="Standard">Il peut être amené à travailler à n'importe quel moment de la journée, n'importe quel jour et en</text:p>
      <text:p text:style-name="Standard">multilingue.</text:p>
      <text:p text:style-name="Standard"/>
      <text:p text:style-name="Standard">Salaire débutant : entre 28 000€ et 30 000€ par an.</text:p>
      <text:p text:style-name="Standard"/>
      <text:p text:style-name="Standard">Compétences requises :</text:p>
      <text:p text:style-name="Standard">– polyvalence et adaptabilité</text:p>
      <text:p text:style-name="Standard">– discrétion (connaissances des failles de certaines grandes entreprises, de leurs projets...)</text:p>
      <text:p text:style-name="Standard">– capacités d'analyse et esprit de synthèse</text:p>
      <text:p text:style-name="Standard">– capacité relationnelle (communication avec le client)</text:p>
      <text:p text:style-name="Standard">– ouverture d'esprit et savoir prendre du recul (adapter ses explications aux clients qui n’ont qu'une connaissance limitée de la sécurité informatique)</text:p>
      <text:p text:style-name="Standard">– capacité rédactionnelle</text:p>
      <text:p text:style-name="Standard">– maîtrise de l'anglais</text:p>
      <text:p text:style-name="Standard">– honnêteté (ethical hacking)</text:p>
      <text:p text:style-name="Standard"/>
      <text:p text:style-name="Standard"/>
      <text:p text:style-name="Standard">Connaissances requises :</text:p>
      <text:p text:style-name="Standard">– infrastructure des systèmes</text:p>
      <text:p text:style-name="Standard">– réseaux</text:p>
      <text:p text:style-name="Standard">– administration des systèmes</text:p>
      <text:p text:style-name="Standard">– normes</text:p>
      <text:p text:style-name="Standard">– bonnes pratiques</text:p>
      <text:p text:style-name="Standard">Il y a peu de formations dans ce domaine, et elles ne délivrent que les bases théoriques.</text:p>
      <text:p text:style-name="Standard"/>
      <text:p text:style-name="Standard">Perspectives d'évolution :</text:p>
      <text:p text:style-name="Standard">– développer des expertises en sécurité dans un domaine précis</text:p>
      <text:p text:style-name="Standard">– manager d'équipe</text:p>
      <text:p text:style-name="Standard">– directeur de projet , service account manag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5">Les différences notables entre ces deux points de vue</text:p>
      <text:p text:style-name="Standard"/>
      <text:p text:style-name="Standard"><text:tab/></text:p>
      <text:p text:style-name="Standard"/>
      <text:p text:style-name="Standard"/>
      <text:p text:style-name="Standard"><text:tab/>Nous n'avons pas remarqué énormément de différences entre les deux points de vue. Par contre nous avons constaté que si le métier de consultant sécurité correspond a sa fiche métier, les conditions de travail tel que la maîtrise d'autre langues nécessaire pour effectuer la veille technologique ou les horaires de travail ne sont pas précisé dans la fiche métier, alors que ces capacités sont primordiale pour être efficace.</text:p>
      <text:p text:style-name="Standard"/>
      <text:p text:style-name="Standard"><text:tab/>La fiche métier ne parle pas non plus de l'aspect 'SSII' qui influence beaucoup les méthodes de travail et la disponibi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insomniak </meta:initial-creator>
    <meta:creation-date>2012-12-04T15:10:33</meta:creation-date>
    <dc:date>2012-12-04T16:41:09</dc:date>
    <dc:creator>Nainsomniak </dc:creator>
    <meta:editing-duration>PT1H27M16S</meta:editing-duration>
    <meta:editing-cycles>12</meta:editing-cycles>
    <meta:generator>LibreOffice/3.5$Linux_x86 LibreOffice_project/350m1$Build-2</meta:generator>
    <meta:document-statistic meta:table-count="0" meta:image-count="1" meta:object-count="0" meta:page-count="5" meta:paragraph-count="71" meta:word-count="696" meta:character-count="4673" meta:non-whitespace-character-count="3974"/>
  </office:meta>
</office:document-meta>
</file>